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ICA_4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231 USF MAIS CORREGO DA BIC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ESF MAIS CORREGO DA BICA IV, 00001537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5H17M0S" table:style-name="ce3">
            <text:p>15:17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RLA ANGELITA FERREIRA DE SOUZA</text:p>
          </table:table-cell>
          <table:table-cell office:value-type="date" office:date-value="2001-05-02T00:00:00" table:style-name="ce2">
            <text:p>02/05/2001</text:p>
          </table:table-cell>
          <table:table-cell office:value-type="string" table:style-name="ce1">
            <text:p>24 anos e 3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5.977.844-86</text:p>
          </table:table-cell>
          <table:table-cell office:value-type="float" office:value="704006861647869" table:style-name="ce1">
            <text:p>7,04007E+14</text:p>
          </table:table-cell>
          <table:table-cell office:value-type="string" table:style-name="ce1">
            <text:p>(81) 99235-02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to só nós dois</text:p>
          </table:table-cell>
          <table:table-cell office:value-type="string" table:style-name="ce1">
            <text:p>07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36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.5" table:style-name="ce1">
            <text:p>60,5</text:p>
          </table:table-cell>
          <table:table-cell office:value-type="float" office:value="168" table:style-name="ce1">
            <text:p>168</text:p>
          </table:table-cell>
          <table:table-cell office:value-type="date" office:date-value="2020-03-31T00:00:00" table:style-name="ce2">
            <text:p>31/03/2020</text:p>
          </table:table-cell>
          <table:table-cell office:value-type="string" table:style-name="ce1">
            <text:p>120/80</text:p>
          </table:table-cell>
          <table:table-cell office:value-type="date" office:date-value="2022-02-25T00:00:00" table:style-name="ce2">
            <text:p>25/02/2022</text:p>
          </table:table-cell>
          <table:table-cell office:value-type="string" table:style-name="ce1">
            <text:p>Habitual</text:p>
          </table:table-cell>
          <table:table-cell office:value-type="float" office:value="322" table:style-name="ce1">
            <text:p>322</text:p>
          </table:table-cell>
          <table:table-cell office:value-type="float" office:value="1" table:style-name="ce1">
            <text:p>1</text:p>
          </table:table-cell>
          <table:table-cell office:value-type="float" office:value="319" table:style-name="ce1">
            <text:p>319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STHEFANE MICAELLY VIEIRA DA SILVA</text:p>
          </table:table-cell>
          <table:table-cell office:value-type="date" office:date-value="2006-08-12T00:00:00" table:style-name="ce2">
            <text:p>12/08/2006</text:p>
          </table:table-cell>
          <table:table-cell office:value-type="string" table:style-name="ce1">
            <text:p>19 ano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9.726.974-50</text:p>
          </table:table-cell>
          <table:table-cell office:value-type="float" office:value="898050085090745" table:style-name="ce1">
            <text:p>8,9805E+14</text:p>
          </table:table-cell>
          <table:table-cell office:value-type="string" table:style-name="ce1">
            <text:p>(81) 98296-303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nta lúcia</text:p>
          </table:table-cell>
          <table:table-cell office:value-type="string" table:style-name="ce1">
            <text:p>30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42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" table:style-name="ce1">
            <text:p>59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116/70</text:p>
          </table:table-cell>
          <table:table-cell office:value-type="date" office:date-value="2025-07-14T00:00:00" table:style-name="ce2">
            <text:p>14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OANA DE ANGELES VIEIRA LIMA</text:p>
          </table:table-cell>
          <table:table-cell office:value-type="date" office:date-value="1999-01-17T00:00:00" table:style-name="ce2">
            <text:p>17/01/1999</text:p>
          </table:table-cell>
          <table:table-cell office:value-type="string" table:style-name="ce1">
            <text:p>26 anos e 7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898004631189861" table:style-name="ce1">
            <text:p>8,98005E+14</text:p>
          </table:table-cell>
          <table:table-cell office:value-type="string" table:style-name="ce1">
            <text:p>(81) 99771-137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to só nós dois</text:p>
          </table:table-cell>
          <table:table-cell office:value-type="string" table:style-name="ce1">
            <text:p>09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360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1" table:style-name="ce1">
            <text:p>91</text:p>
          </table:table-cell>
          <table:table-cell office:value-type="float" office:value="165" table:style-name="ce1">
            <text:p>165</text:p>
          </table:table-cell>
          <table:table-cell office:value-type="date" office:date-value="2020-11-06T00:00:00" table:style-name="ce2">
            <text:p>06/11/2020</text:p>
          </table:table-cell>
          <table:table-cell office:value-type="string" table:style-name="ce1">
            <text:p>120/80</text:p>
          </table:table-cell>
          <table:table-cell office:value-type="date" office:date-value="2022-03-29T00:00:00" table:style-name="ce2">
            <text:p>29/03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95" table:style-name="ce1">
            <text:p>29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ADJA MARQUES DIAS FRANCO</text:p>
          </table:table-cell>
          <table:table-cell office:value-type="date" office:date-value="1990-05-14T00:00:00" table:style-name="ce2">
            <text:p>14/05/1990</text:p>
          </table:table-cell>
          <table:table-cell office:value-type="string" table:style-name="ce1">
            <text:p>35 anos e 3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2.908.274-31</text:p>
          </table:table-cell>
          <table:table-cell office:value-type="float" office:value="700509347351253" table:style-name="ce1">
            <text:p>7,00509E+14</text:p>
          </table:table-cell>
          <table:table-cell office:value-type="string" table:style-name="ce1">
            <text:p>(81) 98597-3618</text:p>
          </table:table-cell>
          <table:table-cell office:value-type="string" table:style-name="ce1">
            <text:p>(81) 3442-4328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nta lúci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42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2.5" table:style-name="ce1">
            <text:p>82,5</text:p>
          </table:table-cell>
          <table:table-cell office:value-type="float" office:value="155" table:style-name="ce1">
            <text:p>155</text:p>
          </table:table-cell>
          <table:table-cell office:value-type="date" office:date-value="2025-07-28T00:00:00" table:style-name="ce2">
            <text:p>28/07/2025</text:p>
          </table:table-cell>
          <table:table-cell office:value-type="string" table:style-name="ce1">
            <text:p>110/8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Habitual</text:p>
          </table:table-cell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41" table:style-name="ce1">
            <text:p>4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OSELI DA SILVA MARQUES</text:p>
          </table:table-cell>
          <table:table-cell office:value-type="date" office:date-value="1995-08-12T00:00:00" table:style-name="ce2">
            <text:p>12/08/1995</text:p>
          </table:table-cell>
          <table:table-cell office:value-type="string" table:style-name="ce1">
            <text:p>30 ano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07.512.884-62</text:p>
          </table:table-cell>
          <table:table-cell office:value-type="float" office:value="705605436461417" table:style-name="ce1">
            <text:p>7,05605E+14</text:p>
          </table:table-cell>
          <table:table-cell office:value-type="string" table:style-name="ce1">
            <text:p>(81) 99968-350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nta lúcia</text:p>
          </table:table-cell>
          <table:table-cell office:value-type="string" table:style-name="ce1">
            <text:p>05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420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.7" table:style-name="ce1">
            <text:p>74,7</text:p>
          </table:table-cell>
          <table:table-cell office:value-type="float" office:value="159" table:style-name="ce1">
            <text:p>159</text:p>
          </table:table-cell>
          <table:table-cell office:value-type="date" office:date-value="2025-06-02T00:00:00" table:style-name="ce2">
            <text:p>02/06/2025</text:p>
          </table:table-cell>
          <table:table-cell office:value-type="string" table:style-name="ce1">
            <text:p>110/75</text:p>
          </table:table-cell>
          <table:table-cell office:value-type="date" office:date-value="2025-06-02T00:00:00" table:style-name="ce2">
            <text:p>02/06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AYNE BEATRIZ DE LIMA</text:p>
          </table:table-cell>
          <table:table-cell office:value-type="date" office:date-value="1997-01-27T00:00:00" table:style-name="ce2">
            <text:p>27/01/1997</text:p>
          </table:table-cell>
          <table:table-cell office:value-type="string" table:style-name="ce1">
            <text:p>28 anos e 7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0.276.864-86</text:p>
          </table:table-cell>
          <table:table-cell office:value-type="float" office:value="200342435470002" table:style-name="ce1">
            <text:p>2,00342E+14</text:p>
          </table:table-cell>
          <table:table-cell office:value-type="string" table:style-name="ce1">
            <text:p>(81) 98465-215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naã</text:p>
          </table:table-cell>
          <table:table-cell office:value-type="string" table:style-name="ce1">
            <text:p>230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310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.900000000000006" table:style-name="ce1">
            <text:p>65,9</text:p>
          </table:table-cell>
          <table:table-cell office:value-type="float" office:value="156" table:style-name="ce1">
            <text:p>156</text:p>
          </table:table-cell>
          <table:table-cell office:value-type="date" office:date-value="2024-03-11T00:00:00" table:style-name="ce2">
            <text:p>11/03/2024</text:p>
          </table:table-cell>
          <table:table-cell office:value-type="string" table:style-name="ce1">
            <text:p>100/60</text:p>
          </table:table-cell>
          <table:table-cell office:value-type="date" office:date-value="2024-03-11T00:00:00" table:style-name="ce2">
            <text:p>11/03/2024</text:p>
          </table:table-cell>
          <table:table-cell office:value-type="string" table:style-name="ce1">
            <text:p>Habitual</text:p>
          </table:table-cell>
          <table:table-cell office:value-type="float" office:value="108" table:style-name="ce1">
            <text:p>108</text:p>
          </table:table-cell>
          <table:table-cell office:value-type="float" office:value="6" table:style-name="ce1">
            <text:p>6</text:p>
          </table:table-cell>
          <table:table-cell office:value-type="float" office:value="108" table:style-name="ce1">
            <text:p>108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IENAI GOMES DE MORAIS</text:p>
          </table:table-cell>
          <table:table-cell office:value-type="date" office:date-value="1991-02-19T00:00:00" table:style-name="ce2">
            <text:p>19/02/1991</text:p>
          </table:table-cell>
          <table:table-cell office:value-type="string" table:style-name="ce1">
            <text:p>34 anos e 6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7.564.564-09</text:p>
          </table:table-cell>
          <table:table-cell office:value-type="float" office:value="708502358017472" table:style-name="ce1">
            <text:p>7,08502E+14</text:p>
          </table:table-cell>
          <table:table-cell office:value-type="string" table:style-name="ce1">
            <text:p>(81) 98667-184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anta ana</text:p>
          </table:table-cell>
          <table:table-cell office:value-type="string" table:style-name="ce1">
            <text:p>65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770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FRANCIELI SUELY DA CONCEIÇÃO SILVA</text:p>
          </table:table-cell>
          <table:table-cell office:value-type="date" office:date-value="1996-09-04T00:00:00" table:style-name="ce2">
            <text:p>04/09/1996</text:p>
          </table:table-cell>
          <table:table-cell office:value-type="string" table:style-name="ce1">
            <text:p>28 anos e 11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5.204.204-12</text:p>
          </table:table-cell>
          <table:table-cell office:value-type="float" office:value="708004377710222" table:style-name="ce1">
            <text:p>7,08004E+14</text:p>
          </table:table-cell>
          <table:table-cell office:value-type="string" table:style-name="ce1">
            <text:p>(81) 98367-85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naã</text:p>
          </table:table-cell>
          <table:table-cell office:value-type="string" table:style-name="ce1">
            <text:p>4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310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.5" table:style-name="ce1">
            <text:p>72,5</text:p>
          </table:table-cell>
          <table:table-cell office:value-type="float" office:value="162" table:style-name="ce1">
            <text:p>162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120/80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Habitual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ILIANE SILVA DE OLIVEIRA</text:p>
          </table:table-cell>
          <table:table-cell office:value-type="date" office:date-value="1992-04-09T00:00:00" table:style-name="ce2">
            <text:p>09/04/1992</text:p>
          </table:table-cell>
          <table:table-cell office:value-type="string" table:style-name="ce1">
            <text:p>33 anos e 4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2.374.414-70</text:p>
          </table:table-cell>
          <table:table-cell office:value-type="float" office:value="700107938879111" table:style-name="ce1">
            <text:p>7,00108E+14</text:p>
          </table:table-cell>
          <table:table-cell office:value-type="string" table:style-name="ce1">
            <text:p>(81) 99721-153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mizade</text:p>
          </table:table-cell>
          <table:table-cell office:value-type="string" table:style-name="ce1">
            <text:p>40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420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" table:style-name="ce1">
            <text:p>80</text:p>
          </table:table-cell>
          <table:table-cell office:value-type="float" office:value="159" table:style-name="ce1">
            <text:p>159</text:p>
          </table:table-cell>
          <table:table-cell office:value-type="date" office:date-value="2025-04-10T00:00:00" table:style-name="ce2">
            <text:p>10/04/2025</text:p>
          </table:table-cell>
          <table:table-cell office:value-type="string" table:style-name="ce1">
            <text:p>110/80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ILVANIA MARIA SILVA SANTOS</text:p>
          </table:table-cell>
          <table:table-cell office:value-type="date" office:date-value="1990-05-17T00:00:00" table:style-name="ce2">
            <text:p>17/05/1990</text:p>
          </table:table-cell>
          <table:table-cell office:value-type="string" table:style-name="ce1">
            <text:p>35 anos e 3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0.039.964-05</text:p>
          </table:table-cell>
          <table:table-cell office:value-type="float" office:value="704103112709272" table:style-name="ce1">
            <text:p>7,04103E+14</text:p>
          </table:table-cell>
          <table:table-cell office:value-type="string" table:style-name="ce1">
            <text:p>(81) 98367-490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mizade</text:p>
          </table:table-cell>
          <table:table-cell office:value-type="string" table:style-name="ce1">
            <text:p>80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420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4" table:style-name="ce1">
            <text:p>63,4</text:p>
          </table:table-cell>
          <table:table-cell office:value-type="float" office:value="161" table:style-name="ce1">
            <text:p>161</text:p>
          </table:table-cell>
          <table:table-cell office:value-type="date" office:date-value="2023-07-26T00:00:00" table:style-name="ce2">
            <text:p>26/07/2023</text:p>
          </table:table-cell>
          <table:table-cell office:value-type="string" table:style-name="ce1">
            <text:p>110/60</text:p>
          </table:table-cell>
          <table:table-cell office:value-type="date" office:date-value="2023-07-26T00:00:00" table:style-name="ce2">
            <text:p>26/07/2023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4" table:style-name="ce1">
            <text:p>11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MIRES VICENTE GUEDES</text:p>
          </table:table-cell>
          <table:table-cell office:value-type="date" office:date-value="2001-05-13T00:00:00" table:style-name="ce2">
            <text:p>13/05/2001</text:p>
          </table:table-cell>
          <table:table-cell office:value-type="string" table:style-name="ce1">
            <text:p>24 anos e 3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5.488.034-13</text:p>
          </table:table-cell>
          <table:table-cell office:value-type="float" office:value="898003056250406" table:style-name="ce1">
            <text:p>8,98003E+14</text:p>
          </table:table-cell>
          <table:table-cell office:value-type="string" table:style-name="ce1">
            <text:p>(81) 99714-84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714-84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naã</text:p>
          </table:table-cell>
          <table:table-cell office:value-type="string" table:style-name="ce1">
            <text:p>100B</text:p>
          </table:table-cell>
          <table:table-cell office:value-type="string" table:style-name="ce1">
            <text:p>VILA CANAÃ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310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9" table:style-name="ce1">
            <text:p>89</text:p>
          </table:table-cell>
          <table:table-cell office:value-type="float" office:value="158" table:style-name="ce1">
            <text:p>158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133/90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DRIANE SILVA GONÇALVES</text:p>
          </table:table-cell>
          <table:table-cell office:value-type="date" office:date-value="1993-08-03T00:00:00" table:style-name="ce2">
            <text:p>03/08/1993</text:p>
          </table:table-cell>
          <table:table-cell office:value-type="string" table:style-name="ce1">
            <text:p>32 ano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8.941.224-01</text:p>
          </table:table-cell>
          <table:table-cell office:value-type="float" office:value="705407483004691" table:style-name="ce1">
            <text:p>7,05407E+14</text:p>
          </table:table-cell>
          <table:table-cell office:value-type="string" table:style-name="ce1">
            <text:p>(81) 98532-699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ndependência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VILA CANAÃ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7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80</text:p>
          </table:table-cell>
          <table:table-cell office:value-type="date" office:date-value="2021-04-07T00:00:00" table:style-name="ce2">
            <text:p>07/04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7" table:style-name="ce1">
            <text:p>267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JULIA MARTINS NEVES</text:p>
          </table:table-cell>
          <table:table-cell office:value-type="date" office:date-value="2003-02-27T00:00:00" table:style-name="ce2">
            <text:p>27/02/2003</text:p>
          </table:table-cell>
          <table:table-cell office:value-type="string" table:style-name="ce1">
            <text:p>22 anos e 6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1.141.884-09</text:p>
          </table:table-cell>
          <table:table-cell office:value-type="float" office:value="706006374510848" table:style-name="ce1">
            <text:p>7,06006E+14</text:p>
          </table:table-cell>
          <table:table-cell office:value-type="string" table:style-name="ce1">
            <text:p>(81) 99798-73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ão pedro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750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.8" table:style-name="ce1">
            <text:p>56,8</text:p>
          </table:table-cell>
          <table:table-cell office:value-type="float" office:value="163" table:style-name="ce1">
            <text:p>163</text:p>
          </table:table-cell>
          <table:table-cell office:value-type="date" office:date-value="2024-12-11T00:00:00" table:style-name="ce2">
            <text:p>11/12/2024</text:p>
          </table:table-cell>
          <table:table-cell office:value-type="string" table:style-name="ce1">
            <text:p>110/60</text:p>
          </table:table-cell>
          <table:table-cell office:value-type="date" office:date-value="2024-12-11T00:00:00" table:style-name="ce2">
            <text:p>11/12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" table:style-name="ce1">
            <text:p>6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IANCA LIMA DA SILVA</text:p>
          </table:table-cell>
          <table:table-cell office:value-type="date" office:date-value="1996-05-24T00:00:00" table:style-name="ce2">
            <text:p>24/05/1996</text:p>
          </table:table-cell>
          <table:table-cell office:value-type="string" table:style-name="ce1">
            <text:p>29 anos e 3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1.025.384-85</text:p>
          </table:table-cell>
          <table:table-cell office:value-type="float" office:value="704605175133421" table:style-name="ce1">
            <text:p>7,04605E+14</text:p>
          </table:table-cell>
          <table:table-cell office:value-type="string" table:style-name="ce1">
            <text:p>(81) 98435-038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nto antônio</text:p>
          </table:table-cell>
          <table:table-cell office:value-type="string" table:style-name="ce1">
            <text:p>40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3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9" table:style-name="ce1">
            <text:p>99</text:p>
          </table:table-cell>
          <table:table-cell office:value-type="float" office:value="162" table:style-name="ce1">
            <text:p>162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100/70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LAUCIARA FERREIRA CHAGAS GONÇALVES</text:p>
          </table:table-cell>
          <table:table-cell office:value-type="date" office:date-value="2003-09-21T00:00:00" table:style-name="ce2">
            <text:p>21/09/2003</text:p>
          </table:table-cell>
          <table:table-cell office:value-type="string" table:style-name="ce1">
            <text:p>21 anos e 11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8.284.704-16</text:p>
          </table:table-cell>
          <table:table-cell office:value-type="float" office:value="708909785891013" table:style-name="ce1">
            <text:p>7,0891E+14</text:p>
          </table:table-cell>
          <table:table-cell office:value-type="string" table:style-name="ce1">
            <text:p>(81) 98489-47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ão jorge</text:p>
          </table:table-cell>
          <table:table-cell office:value-type="float" office:value="4641" table:style-name="ce1">
            <text:p>4641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65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1" table:style-name="ce1">
            <text:p>81</text:p>
          </table:table-cell>
          <table:table-cell office:value-type="float" office:value="35" table:style-name="ce1">
            <text:p>35</text:p>
          </table:table-cell>
          <table:table-cell office:value-type="date" office:date-value="2025-06-30T00:00:00" table:style-name="ce2">
            <text:p>30/06/2025</text:p>
          </table:table-cell>
          <table:table-cell office:value-type="string" table:style-name="ce1">
            <text:p>130/70</text:p>
          </table:table-cell>
          <table:table-cell office:value-type="date" office:date-value="2025-07-02T00:00:00" table:style-name="ce2">
            <text:p>02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HELLY KAROLINA DE LIMA SILVA</text:p>
          </table:table-cell>
          <table:table-cell office:value-type="date" office:date-value="2002-10-19T00:00:00" table:style-name="ce2">
            <text:p>19/10/2002</text:p>
          </table:table-cell>
          <table:table-cell office:value-type="string" table:style-name="ce1">
            <text:p>22 anos e 10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77.112.374-56</text:p>
          </table:table-cell>
          <table:table-cell office:value-type="float" office:value="700008357710403" table:style-name="ce1">
            <text:p>7,00008E+14</text:p>
          </table:table-cell>
          <table:table-cell office:value-type="string" table:style-name="ce1">
            <text:p>(81) 97322-974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ão paul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VILA CANAÃ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7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4.5" table:style-name="ce1">
            <text:p>54,5</text:p>
          </table:table-cell>
          <table:table-cell office:value-type="float" office:value="152" table:style-name="ce1">
            <text:p>152</text:p>
          </table:table-cell>
          <table:table-cell office:value-type="date" office:date-value="2024-04-15T00:00:00" table:style-name="ce2">
            <text:p>15/04/2024</text:p>
          </table:table-cell>
          <table:table-cell office:value-type="string" table:style-name="ce1">
            <text:p>110/70</text:p>
          </table:table-cell>
          <table:table-cell office:value-type="date" office:date-value="2024-04-15T00:00:00" table:style-name="ce2">
            <text:p>15/04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2" table:style-name="ce1">
            <text:p>8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ULIANA DE SOUZA GONÇALVES</text:p>
          </table:table-cell>
          <table:table-cell office:value-type="date" office:date-value="1991-09-05T00:00:00" table:style-name="ce2">
            <text:p>05/09/1991</text:p>
          </table:table-cell>
          <table:table-cell office:value-type="string" table:style-name="ce1">
            <text:p>33 anos e 11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3.869.784-66</text:p>
          </table:table-cell>
          <table:table-cell office:value-type="float" office:value="700106906933616" table:style-name="ce1">
            <text:p>7,00107E+14</text:p>
          </table:table-cell>
          <table:table-cell office:value-type="string" table:style-name="ce1">
            <text:p>(99) 99999-998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ão cristóvão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740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6" table:style-name="ce1">
            <text:p>76</text:p>
          </table:table-cell>
          <table:table-cell office:value-type="float" office:value="158" table:style-name="ce1">
            <text:p>158</text:p>
          </table:table-cell>
          <table:table-cell office:value-type="date" office:date-value="2023-07-24T00:00:00" table:style-name="ce2">
            <text:p>24/07/2023</text:p>
          </table:table-cell>
          <table:table-cell office:value-type="string" table:style-name="ce1">
            <text:p>120/80</text:p>
          </table:table-cell>
          <table:table-cell office:value-type="date" office:date-value="2024-09-30T00:00:00" table:style-name="ce2">
            <text:p>30/09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7" table:style-name="ce1">
            <text:p>137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CIENE GOMES LOPES DOS SANTOS SOARES</text:p>
          </table:table-cell>
          <table:table-cell office:value-type="date" office:date-value="1990-04-29T00:00:00" table:style-name="ce2">
            <text:p>29/04/1990</text:p>
          </table:table-cell>
          <table:table-cell office:value-type="string" table:style-name="ce1">
            <text:p>35 anos e 4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81.653.014-97</text:p>
          </table:table-cell>
          <table:table-cell office:value-type="float" office:value="700508992852851" table:style-name="ce1">
            <text:p>7,00509E+14</text:p>
          </table:table-cell>
          <table:table-cell office:value-type="string" table:style-name="ce1">
            <text:p>(81) 98488-200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ereador otacilio de azevedo</text:p>
          </table:table-cell>
          <table:table-cell office:value-type="float" office:value="3850" table:style-name="ce1">
            <text:p>38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" table:style-name="ce1">
            <text:p>71</text:p>
          </table:table-cell>
          <table:table-cell office:value-type="float" office:value="158" table:style-name="ce1">
            <text:p>158</text:p>
          </table:table-cell>
          <table:table-cell office:value-type="date" office:date-value="2024-09-02T00:00:00" table:style-name="ce2">
            <text:p>02/09/2024</text:p>
          </table:table-cell>
          <table:table-cell office:value-type="string" table:style-name="ce1">
            <text:p>110/70</text:p>
          </table:table-cell>
          <table:table-cell office:value-type="date" office:date-value="2024-09-02T00:00:00" table:style-name="ce2">
            <text:p>02/09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" table:style-name="ce1">
            <text:p>6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TIANA ALEIXO DA SILVA</text:p>
          </table:table-cell>
          <table:table-cell office:value-type="date" office:date-value="1984-11-03T00:00:00" table:style-name="ce2">
            <text:p>03/11/1984</text:p>
          </table:table-cell>
          <table:table-cell office:value-type="string" table:style-name="ce1">
            <text:p>40 anos e 9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55.520.314-07</text:p>
          </table:table-cell>
          <table:table-cell office:value-type="float" office:value="898002762161438" table:style-name="ce1">
            <text:p>8,98003E+14</text:p>
          </table:table-cell>
          <table:table-cell office:value-type="string" table:style-name="ce1">
            <text:p>(81) 98453-40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ão paulo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VILA CANAÃ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700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.5" table:style-name="ce1">
            <text:p>78,5</text:p>
          </table:table-cell>
          <table:table-cell office:value-type="float" office:value="172" table:style-name="ce1">
            <text:p>172</text:p>
          </table:table-cell>
          <table:table-cell office:value-type="date" office:date-value="2022-12-26T00:00:00" table:style-name="ce2">
            <text:p>26/12/2022</text:p>
          </table:table-cell>
          <table:table-cell office:value-type="string" table:style-name="ce1">
            <text:p>100/70</text:p>
          </table:table-cell>
          <table:table-cell office:value-type="date" office:date-value="2023-06-07T00:00:00" table:style-name="ce2">
            <text:p>07/06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9" table:style-name="ce1">
            <text:p>15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ERCILA DA PAZ PAULO DO NASCIMENTO</text:p>
          </table:table-cell>
          <table:table-cell office:value-type="date" office:date-value="1995-07-03T00:00:00" table:style-name="ce2">
            <text:p>03/07/1995</text:p>
          </table:table-cell>
          <table:table-cell office:value-type="string" table:style-name="ce1">
            <text:p>30 anos e 1 mê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5.140.294-80</text:p>
          </table:table-cell>
          <table:table-cell office:value-type="float" office:value="706400311235190" table:style-name="ce1">
            <text:p>7,064E+14</text:p>
          </table:table-cell>
          <table:table-cell office:value-type="string" table:style-name="ce1">
            <text:p>(81) 99694-194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ndependência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CASA C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730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5.9" table:style-name="ce1">
            <text:p>105,9</text:p>
          </table:table-cell>
          <table:table-cell office:value-type="float" office:value="156" table:style-name="ce1">
            <text:p>156</text:p>
          </table:table-cell>
          <table:table-cell office:value-type="date" office:date-value="2024-08-19T00:00:00" table:style-name="ce2">
            <text:p>19/08/2024</text:p>
          </table:table-cell>
          <table:table-cell office:value-type="string" table:style-name="ce1">
            <text:p>130/90</text:p>
          </table:table-cell>
          <table:table-cell office:value-type="date" office:date-value="2024-08-19T00:00:00" table:style-name="ce2">
            <text:p>19/08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" table:style-name="ce1">
            <text:p>8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ITORIA CRISTINA DE SOUZA RAMOS</text:p>
          </table:table-cell>
          <table:table-cell office:value-type="date" office:date-value="2001-08-30T00:00:00" table:style-name="ce2">
            <text:p>30/08/2001</text:p>
          </table:table-cell>
          <table:table-cell office:value-type="string" table:style-name="ce1">
            <text:p>24 ano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5.374.224-30</text:p>
          </table:table-cell>
          <table:table-cell office:value-type="float" office:value="706904196462834" table:style-name="ce1">
            <text:p>7,06904E+14</text:p>
          </table:table-cell>
          <table:table-cell office:value-type="string" table:style-name="ce1">
            <text:p>(81) 98887-686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irauá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530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.1" table:style-name="ce1">
            <text:p>60,1</text:p>
          </table:table-cell>
          <table:table-cell office:value-type="float" office:value="158" table:style-name="ce1">
            <text:p>158</text:p>
          </table:table-cell>
          <table:table-cell office:value-type="date" office:date-value="2024-08-19T00:00:00" table:style-name="ce2">
            <text:p>19/08/2024</text:p>
          </table:table-cell>
          <table:table-cell office:value-type="string" table:style-name="ce1">
            <text:p>90/60</text:p>
          </table:table-cell>
          <table:table-cell office:value-type="date" office:date-value="2024-08-19T00:00:00" table:style-name="ce2">
            <text:p>19/08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6" table:style-name="ce1">
            <text:p>8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INE DA SILVA BEZERRA</text:p>
          </table:table-cell>
          <table:table-cell office:value-type="date" office:date-value="1987-08-14T00:00:00" table:style-name="ce2">
            <text:p>14/08/1987</text:p>
          </table:table-cell>
          <table:table-cell office:value-type="string" table:style-name="ce1">
            <text:p>38 ano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9.041.304-32</text:p>
          </table:table-cell>
          <table:table-cell office:value-type="float" office:value="704705701140637" table:style-name="ce1">
            <text:p>7,04706E+14</text:p>
          </table:table-cell>
          <table:table-cell office:value-type="string" table:style-name="ce1">
            <text:p>(81) 98438-1145</text:p>
          </table:table-cell>
          <table:table-cell office:value-type="string" table:style-name="ce1">
            <text:p>(81) 3266-3662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lto do eucalipto</text:p>
          </table:table-cell>
          <table:table-cell office:value-type="string" table:style-name="ce1">
            <text:p>92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7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8.099999999999994" table:style-name="ce1">
            <text:p>68,1</text:p>
          </table:table-cell>
          <table:table-cell office:value-type="float" office:value="149" table:style-name="ce1">
            <text:p>149</text:p>
          </table:table-cell>
          <table:table-cell office:value-type="date" office:date-value="2025-07-15T00:00:00" table:style-name="ce2">
            <text:p>15/07/2025</text:p>
          </table:table-cell>
          <table:table-cell office:value-type="string" table:style-name="ce1">
            <text:p>130/90</text:p>
          </table:table-cell>
          <table:table-cell office:value-type="date" office:date-value="2025-07-15T00:00:00" table:style-name="ce2">
            <text:p>15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ABRIELI PEREIRA DOS SANTOS</text:p>
          </table:table-cell>
          <table:table-cell office:value-type="date" office:date-value="2006-08-15T00:00:00" table:style-name="ce2">
            <text:p>15/08/2006</text:p>
          </table:table-cell>
          <table:table-cell office:value-type="string" table:style-name="ce1">
            <text:p>19 ano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2.069.834-89</text:p>
          </table:table-cell>
          <table:table-cell office:value-type="float" office:value="700002356738600" table:style-name="ce1">
            <text:p>7,00002E+14</text:p>
          </table:table-cell>
          <table:table-cell office:value-type="string" table:style-name="ce1">
            <text:p>(81) 98578-83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achado de assis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615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400000000000006" table:style-name="ce1">
            <text:p>73,4</text:p>
          </table:table-cell>
          <table:table-cell office:value-type="float" office:value="167" table:style-name="ce1">
            <text:p>167</text:p>
          </table:table-cell>
          <table:table-cell office:value-type="date" office:date-value="2025-02-17T00:00:00" table:style-name="ce2">
            <text:p>17/02/2025</text:p>
          </table:table-cell>
          <table:table-cell office:value-type="string" table:style-name="ce1">
            <text:p>90/60</text:p>
          </table:table-cell>
          <table:table-cell office:value-type="date" office:date-value="2025-02-17T00:00:00" table:style-name="ce2">
            <text:p>17/02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ABRIELY PEREIRA DOS SANTOS</text:p>
          </table:table-cell>
          <table:table-cell office:value-type="date" office:date-value="2006-08-15T00:00:00" table:style-name="ce2">
            <text:p>15/08/2006</text:p>
          </table:table-cell>
          <table:table-cell office:value-type="string" table:style-name="ce1">
            <text:p>19 ano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898003034297515" table:style-name="ce1">
            <text:p>8,98003E+14</text:p>
          </table:table-cell>
          <table:table-cell office:value-type="string" table:style-name="ce1">
            <text:p>(81) 98578-83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achado de assis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615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8.2" table:style-name="ce1">
            <text:p>68,2</text:p>
          </table:table-cell>
          <table:table-cell office:value-type="float" office:value="168" table:style-name="ce1">
            <text:p>168</text:p>
          </table:table-cell>
          <table:table-cell office:value-type="date" office:date-value="2024-08-26T00:00:00" table:style-name="ce2">
            <text:p>26/08/2024</text:p>
          </table:table-cell>
          <table:table-cell office:value-type="string" table:style-name="ce1">
            <text:p>110/60</text:p>
          </table:table-cell>
          <table:table-cell office:value-type="date" office:date-value="2022-12-19T00:00:00" table:style-name="ce2">
            <text:p>19/12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ESSICA MARIA DOS SANTOS</text:p>
          </table:table-cell>
          <table:table-cell office:value-type="date" office:date-value="1991-08-18T00:00:00" table:style-name="ce2">
            <text:p>18/08/1991</text:p>
          </table:table-cell>
          <table:table-cell office:value-type="string" table:style-name="ce1">
            <text:p>34 ano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4.713.474-32</text:p>
          </table:table-cell>
          <table:table-cell office:value-type="float" office:value="702001302262085" table:style-name="ce1">
            <text:p>7,02001E+14</text:p>
          </table:table-cell>
          <table:table-cell office:value-type="string" table:style-name="ce1">
            <text:p>(81) 98881-685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anta clar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34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2.2" table:style-name="ce1">
            <text:p>92,2</text:p>
          </table:table-cell>
          <table:table-cell office:value-type="float" office:value="168" table:style-name="ce1">
            <text:p>168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120/90</text:p>
          </table:table-cell>
          <table:table-cell office:value-type="date" office:date-value="2025-07-28T00:00:00" table:style-name="ce2">
            <text:p>28/07/2025</text:p>
          </table:table-cell>
          <table:table-cell office:value-type="string" table:style-name="ce1">
            <text:p>Habitual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OSIANE MARIA DA SILVA</text:p>
          </table:table-cell>
          <table:table-cell office:value-type="date" office:date-value="1983-09-06T00:00:00" table:style-name="ce2">
            <text:p>06/09/1983</text:p>
          </table:table-cell>
          <table:table-cell office:value-type="string" table:style-name="ce1">
            <text:p>41 anos e 11 meses e 26 dias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1.193.354-39</text:p>
          </table:table-cell>
          <table:table-cell office:value-type="float" office:value="706002822421548" table:style-name="ce1">
            <text:p>7,06003E+14</text:p>
          </table:table-cell>
          <table:table-cell office:value-type="string" table:style-name="ce1">
            <text:p>(81) 98549-756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anta clara</text:p>
          </table:table-cell>
          <table:table-cell office:value-type="string" table:style-name="ce1">
            <text:p>110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340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" table:style-name="ce1">
            <text:p>90</text:p>
          </table:table-cell>
          <table:table-cell office:value-type="float" office:value="160" table:style-name="ce1">
            <text:p>160</text:p>
          </table:table-cell>
          <table:table-cell office:value-type="date" office:date-value="2023-12-18T00:00:00" table:style-name="ce2">
            <text:p>18/12/2023</text:p>
          </table:table-cell>
          <table:table-cell office:value-type="string" table:style-name="ce1">
            <text:p>110/80</text:p>
          </table:table-cell>
          <table:table-cell office:value-type="date" office:date-value="2018-09-14T00:00:00" table:style-name="ce2">
            <text:p>14/09/2018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79" table:style-name="ce1">
            <text:p>37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CELA PEREIRA DA SILVA</text:p>
          </table:table-cell>
          <table:table-cell office:value-type="date" office:date-value="2007-04-05T00:00:00" table:style-name="ce2">
            <text:p>05/04/2007</text:p>
          </table:table-cell>
          <table:table-cell office:value-type="string" table:style-name="ce1">
            <text:p>18 anos e 4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80.887.184-7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432-770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om jesus</text:p>
          </table:table-cell>
          <table:table-cell office:value-type="string" table:style-name="ce1">
            <text:p>105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37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1.1" table:style-name="ce1">
            <text:p>61,1</text:p>
          </table:table-cell>
          <table:table-cell office:value-type="float" office:value="153" table:style-name="ce1">
            <text:p>153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110/70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RELY AMANDA DA CUNHA PEREIRA</text:p>
          </table:table-cell>
          <table:table-cell office:value-type="date" office:date-value="1997-06-14T00:00:00" table:style-name="ce2">
            <text:p>14/06/1997</text:p>
          </table:table-cell>
          <table:table-cell office:value-type="string" table:style-name="ce1">
            <text:p>28 anos e 2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3.843.234-64</text:p>
          </table:table-cell>
          <table:table-cell office:value-type="float" office:value="206047470330005" table:style-name="ce1">
            <text:p>2,06047E+14</text:p>
          </table:table-cell>
          <table:table-cell office:value-type="string" table:style-name="ce1">
            <text:p>(81) 98732-19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anta tereza do canãa</text:p>
          </table:table-cell>
          <table:table-cell office:value-type="string" table:style-name="ce1">
            <text:p>36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4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75</text:p>
          </table:table-cell>
          <table:table-cell office:value-type="date" office:date-value="2020-11-13T00:00:00" table:style-name="ce2">
            <text:p>13/11/2020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4" table:style-name="ce1">
            <text:p>28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ALOMA COSTA DE SANTANA</text:p>
          </table:table-cell>
          <table:table-cell office:value-type="date" office:date-value="2001-11-18T00:00:00" table:style-name="ce2">
            <text:p>18/11/2001</text:p>
          </table:table-cell>
          <table:table-cell office:value-type="string" table:style-name="ce1">
            <text:p>23 anos e 9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7.655.714-20</text:p>
          </table:table-cell>
          <table:table-cell office:value-type="float" office:value="700505377489950" table:style-name="ce1">
            <text:p>7,00505E+14</text:p>
          </table:table-cell>
          <table:table-cell office:value-type="string" table:style-name="ce1">
            <text:p>(81) 98864-57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ereador braz batista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2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" table:style-name="ce1">
            <text:p>69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114/79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TEFANNY KELLY FERREIRA DE LIMA</text:p>
          </table:table-cell>
          <table:table-cell office:value-type="date" office:date-value="1994-04-05T00:00:00" table:style-name="ce2">
            <text:p>05/04/1994</text:p>
          </table:table-cell>
          <table:table-cell office:value-type="string" table:style-name="ce1">
            <text:p>31 anos e 4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7.153.844-03</text:p>
          </table:table-cell>
          <table:table-cell office:value-type="float" office:value="704703072622540" table:style-name="ce1">
            <text:p>7,04703E+14</text:p>
          </table:table-cell>
          <table:table-cell office:value-type="string" table:style-name="ce1">
            <text:p>(81) 98219-308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anta clara</text:p>
          </table:table-cell>
          <table:table-cell office:value-type="string" table:style-name="ce1">
            <text:p>177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340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4" table:style-name="ce1">
            <text:p>94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110/70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NIELA CRISTINA DOS SANTOS</text:p>
          </table:table-cell>
          <table:table-cell office:value-type="date" office:date-value="1997-07-28T00:00:00" table:style-name="ce2">
            <text:p>28/07/1997</text:p>
          </table:table-cell>
          <table:table-cell office:value-type="string" table:style-name="ce1">
            <text:p>28 anos e 1 mê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33.551.574-73</text:p>
          </table:table-cell>
          <table:table-cell office:value-type="float" office:value="708304274452260" table:style-name="ce1">
            <text:p>7,08304E+14</text:p>
          </table:table-cell>
          <table:table-cell office:value-type="string" table:style-name="ce1">
            <text:p>(81) 98454-940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Rua santa luzi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6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1.099999999999994" table:style-name="ce1">
            <text:p>81,1</text:p>
          </table:table-cell>
          <table:table-cell office:value-type="float" office:value="156" table:style-name="ce1">
            <text:p>156</text:p>
          </table:table-cell>
          <table:table-cell office:value-type="date" office:date-value="2023-11-06T00:00:00" table:style-name="ce2">
            <text:p>06/11/2023</text:p>
          </table:table-cell>
          <table:table-cell office:value-type="string" table:style-name="ce1">
            <text:p>130/90</text:p>
          </table:table-cell>
          <table:table-cell office:value-type="date" office:date-value="2023-11-06T00:00:00" table:style-name="ce2">
            <text:p>06/11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0" table:style-name="ce1">
            <text:p>14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ETICYA KELLY DA SILVA LOPES</text:p>
          </table:table-cell>
          <table:table-cell office:value-type="date" office:date-value="2004-09-23T00:00:00" table:style-name="ce2">
            <text:p>23/09/2004</text:p>
          </table:table-cell>
          <table:table-cell office:value-type="string" table:style-name="ce1">
            <text:p>20 anos e 11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3.489.904-73</text:p>
          </table:table-cell>
          <table:table-cell office:value-type="float" office:value="700203430296229" table:style-name="ce1">
            <text:p>7,00203E+14</text:p>
          </table:table-cell>
          <table:table-cell office:value-type="string" table:style-name="ce1">
            <text:p>(81) 98732-417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ão sebastião</text:p>
          </table:table-cell>
          <table:table-cell office:value-type="string" table:style-name="ce1">
            <text:p>5B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26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60</text:p>
          </table:table-cell>
          <table:table-cell office:value-type="date" office:date-value="2021-07-28T00:00:00" table:style-name="ce2">
            <text:p>28/07/2021</text:p>
          </table:table-cell>
          <table:table-cell office:value-type="string" table:style-name="ce1">
            <text:p>Habitual</text:p>
          </table:table-cell>
          <table:table-cell office:value-type="float" office:value="229" table:style-name="ce1">
            <text:p>229</text:p>
          </table:table-cell>
          <table:table-cell office:value-type="float" office:value="2" table:style-name="ce1">
            <text:p>2</text:p>
          </table:table-cell>
          <table:table-cell office:value-type="float" office:value="229" table:style-name="ce1">
            <text:p>22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ESSANDRA SABRINA AGUIAR DA SILVA</text:p>
          </table:table-cell>
          <table:table-cell office:value-type="date" office:date-value="2000-09-02T00:00:00" table:style-name="ce2">
            <text:p>02/09/2000</text:p>
          </table:table-cell>
          <table:table-cell office:value-type="string" table:style-name="ce1">
            <text:p>24 anos e 11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7.434.894-12</text:p>
          </table:table-cell>
          <table:table-cell office:value-type="float" office:value="706000872066146" table:style-name="ce1">
            <text:p>7,06001E+14</text:p>
          </table:table-cell>
          <table:table-cell office:value-type="string" table:style-name="ce1">
            <text:p>(81) 99636-993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onte líbano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500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.25" table:style-name="ce1">
            <text:p>85,25</text:p>
          </table:table-cell>
          <table:table-cell office:value-type="float" office:value="165" table:style-name="ce1">
            <text:p>165</text:p>
          </table:table-cell>
          <table:table-cell office:value-type="date" office:date-value="2025-05-29T00:00:00" table:style-name="ce2">
            <text:p>29/05/2025</text:p>
          </table:table-cell>
          <table:table-cell office:value-type="string" table:style-name="ce1">
            <text:p>110/70</text:p>
          </table:table-cell>
          <table:table-cell office:value-type="date" office:date-value="2025-05-29T00:00:00" table:style-name="ce2">
            <text:p>29/05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NA CAMILLY COELHO DA CONCEIÇÃO</text:p>
          </table:table-cell>
          <table:table-cell office:value-type="date" office:date-value="2002-09-16T00:00:00" table:style-name="ce2">
            <text:p>16/09/2002</text:p>
          </table:table-cell>
          <table:table-cell office:value-type="string" table:style-name="ce1">
            <text:p>22 anos e 11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19.735.774-29</text:p>
          </table:table-cell>
          <table:table-cell office:value-type="float" office:value="700500999868950" table:style-name="ce1">
            <text:p>7,00501E+14</text:p>
          </table:table-cell>
          <table:table-cell office:value-type="string" table:style-name="ce1">
            <text:p>(81) 98169-14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eis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2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8.8" table:style-name="ce1">
            <text:p>88,8</text:p>
          </table:table-cell>
          <table:table-cell office:value-type="float" office:value="161" table:style-name="ce1">
            <text:p>161</text:p>
          </table:table-cell>
          <table:table-cell office:value-type="date" office:date-value="2025-01-27T00:00:00" table:style-name="ce2">
            <text:p>27/01/2025</text:p>
          </table:table-cell>
          <table:table-cell office:value-type="string" table:style-name="ce1">
            <text:p>110/70</text:p>
          </table:table-cell>
          <table:table-cell office:value-type="date" office:date-value="2025-01-27T00:00:00" table:style-name="ce2">
            <text:p>27/01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DILENE SANTANA DE OLIVEIRA</text:p>
          </table:table-cell>
          <table:table-cell office:value-type="date" office:date-value="1992-10-16T00:00:00" table:style-name="ce2">
            <text:p>16/10/1992</text:p>
          </table:table-cell>
          <table:table-cell office:value-type="string" table:style-name="ce1">
            <text:p>32 anos e 10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5.416.944-81</text:p>
          </table:table-cell>
          <table:table-cell office:value-type="float" office:value="700408986262844" table:style-name="ce1">
            <text:p>7,00409E+14</text:p>
          </table:table-cell>
          <table:table-cell office:value-type="string" table:style-name="ce1">
            <text:p>(81) 98331-453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Vitoria regia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35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.900000000000006" table:style-name="ce1">
            <text:p>71,9</text:p>
          </table:table-cell>
          <table:table-cell office:value-type="float" office:value="158" table:style-name="ce1">
            <text:p>158</text:p>
          </table:table-cell>
          <table:table-cell office:value-type="date" office:date-value="2025-07-03T00:00:00" table:style-name="ce2">
            <text:p>03/07/2025</text:p>
          </table:table-cell>
          <table:table-cell office:value-type="string" table:style-name="ce1">
            <text:p>120/80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1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23:30Z</meta:creation-date>
    <dc:date>2025-09-16T19:23:30Z</dc:date>
  </office:meta>
</office:document-meta>
</file>